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8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5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g draw:name="Gruppieren 11" draw:id="id63">
          <svg:title/>
          <svg:desc/>
          <draw:custom-shape svg:x="3.4in" svg:y="1.52in" svg:width="3.78in" svg:height="3.53747in" draw:id="id64" draw:style-name="a339" draw:name="Flussdiagramm: Alternativer Prozess 3">
            <svg:title/>
            <svg:desc/>
            <text:p text:style-name="a337" text:class-names="" text:cond-style-name=""><text:span text:style-name="a3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  <draw:custom-shape svg:x="2.13049in" svg:y="3.11376in" svg:width="1.95417in" svg:height="0.69721in" draw:id="id65" draw:style-name="a345" draw:name="Pfeil: Fünfeck 4">
            <svg:title/>
            <svg:desc/>
            <text:p text:style-name="a344" text:class-names="" text:cond-style-name=""><text:span text:style-name="a340" text:class-names="">Trainings-</text:span><text:span text:style-name="a341" text:class-names="">d</text:span><text:span text:style-name="a342" text:class-names="">atensatz</text:span><text:span text:style-name="a34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6065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+ ?f11"/>
              <draw:equation draw:name="f22" draw:formula="?f20 / 2"/>
              <draw:equation draw:name="f23" draw:formula="?f21 / 2"/>
            </draw:enhanced-geometry>
          </draw:custom-shape>
          <draw:frame draw:id="id66" draw:style-name="a348" draw:name="Textfeld 7" svg:x="3.35461in" svg:y="1.812in" svg:width="3.87077in" svg:height="0.50488in">
            <draw:text-box>
              <text:p text:style-name="a347" text:class-names="" text:cond-style-name=""><text:span text:style-name="a346" text:class-names="">maschinelles Lernen</text:span></text:p>
            </draw:text-box>
            <svg:title/>
            <svg:desc/>
          </draw:frame>
          <draw:frame draw:id="id67" draw:style-name="a352" draw:name="Textfeld 21" svg:x="4.28629in" svg:y="4.47567in" svg:width="2.00742in" svg:height="0.40391in">
            <draw:text-box>
              <text:p text:style-name="a351" text:class-names="" text:cond-style-name=""><text:span text:style-name="a349" text:class-names="">Lernalgorithmen</text:span><text:span text:style-name="a350" text:class-names=""/></text:p>
            </draw:text-box>
            <svg:title/>
            <svg:desc/>
          </draw:frame>
          <draw:frame draw:id="id68" draw:style-name="a356" draw:name="Textfeld 18" svg:x="6.94531in" svg:y="3.18471in" svg:width="1.1274in" svg:height="0.40391in">
            <draw:text-box>
              <text:p text:style-name="a355" text:class-names="" text:cond-style-name=""><text:span text:style-name="a353" text:class-names="">Modell</text:span><text:span text:style-name="a354" text:class-names=""/></text:p>
            </draw:text-box>
            <svg:title/>
            <svg:desc/>
          </draw:frame>
          <draw:custom-shape svg:x="6.52292in" svg:y="3.11376in" svg:width="1.95417in" svg:height="0.69721in" draw:id="id69" draw:style-name="a359" draw:name="Pfeil: Fünfeck 30">
            <svg:title/>
            <svg:desc/>
            <text:p text:style-name="a358" text:class-names="" text:cond-style-name=""><text:span text:style-name="a357" text:class-names="">Modell</text:span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6065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+ ?f11"/>
              <draw:equation draw:name="f22" draw:formula="?f20 / 2"/>
              <draw:equation draw:name="f23" draw:formula="?f21 / 2"/>
            </draw:enhanced-geometry>
          </draw:custom-shape>
          <draw:custom-shape svg:x="8.77448in" svg:y="2.62317in" svg:width="2.93462in" svg:height="1.67839in" draw:id="id70" draw:style-name="a362" draw:name="Flussdiagramm: Alternativer Prozess 3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  <draw:frame draw:id="id71" draw:style-name="a367" draw:name="Textfeld 14" svg:x="9.0869in" svg:y="2.93428in" svg:width="2.6222in" svg:height="1.00977in">
            <draw:text-box>
              <text:p text:style-name="a366" text:class-names="" text:cond-style-name=""><text:span text:style-name="a363" text:class-names="">Anwendung auf unbekannten<text:s text:c="1"/></text:span><text:span text:style-name="a364" text:class-names="">Daten<text:line-break/>z.B. Testdatensatz</text:span><text:span text:style-name="a365" text:class-names=""/></text:p>
            </draw:text-box>
            <svg:title/>
            <svg:desc/>
          </draw:frame>
          <draw:frame draw:id="id72" draw:style-name="a368" draw:name="Grafik 12" svg:x="4.50672in" svg:y="2.65588in" svg:width="1.56656in" svg:height="1.56656in" style:rel-width="scale" style:rel-height="scale">
            <draw:image xlink:href="media/image1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8" draw:style="linear" draw:angle="0" draw:start-color="#d2d2d2" draw:end-color="#c8c8c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.0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.0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.0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.0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.0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.0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.0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.0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.0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.0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.0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.0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nuel.Dorer@bwedu.de</meta:initial-creator>
    <dc:creator>Manuel.Dorer@bwedu.de</dc:creator>
    <meta:creation-date>2021-02-25T14:02:31Z</meta:creation-date>
    <dc:date>2021-02-25T23:07:40Z</dc:date>
    <meta:editing-cycles>4</meta:editing-cycles>
    <meta:editing-duration>PT0S</meta:editing-duration>
    <meta:document-statistic meta:paragraph-count="6" meta:word-count="16"/>
  </office:meta>
</office:document-meta>
</file>